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2" style:family="paragraph" style:parent-style-name="Standard" style:list-style-name="L1">
      <style:paragraph-properties fo:margin-left="-0.635cm" fo:margin-right="0cm" fo:margin-top="0cm" fo:margin-bottom="0.282cm" style:contextual-spacing="false" fo:line-height="105%" fo:text-align="start" style:justify-single-word="false" fo:text-indent="0.635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3" style:family="paragraph" style:parent-style-name="Standard" style:list-style-name="L2">
      <style:paragraph-properties fo:margin-left="-0.635cm" fo:margin-right="0cm" fo:margin-top="0cm" fo:margin-bottom="0.282cm" style:contextual-spacing="false" fo:line-height="105%" fo:text-align="start" style:justify-single-word="false" fo:text-indent="0.635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text:list-style style:name="L1">
      <text:list-level-style-bullet text:level="1" loext:num-list-format="%1%" text:bullet-char="•">
        <style:list-level-properties text:space-before="1.27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1.27cm"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crivez en 10 à 12 pages des expériences professionnelles significatives dans les métiers de l’informatique et qui sont en relation avec les thèmes de la L3 Informatique : </text:p>
      <text:list text:style-name="L1">
        <text:list-item>
          <text:p text:style-name="P2">Modélisation, Optimisation Informatique</text:p>
        </text:list-item>
        <text:list-item>
          <text:p text:style-name="P2">Architecture et Intégration des Systèmes Informatiques</text:p>
        </text:list-item>
        <text:list-item>
          <text:p text:style-name="P2">Systèmes d’Information et Bases de Données</text:p>
        </text:list-item>
        <text:list-item>
          <text:p text:style-name="P2">Réseaux, Systèmes et Multimédias</text:p>
        </text:list-item>
        <text:list-item>
          <text:p text:style-name="P2">Conception et Développement Logiciels</text:p>
        </text:list-item>
      </text:list>
      <text:p text:style-name="P1">Chacune des expériences sera présentée sous la forme suivante :</text:p>
      <text:list text:style-name="L2">
        <text:list-item>
          <text:p text:style-name="P3">Intitulé de l’expérience</text:p>
        </text:list-item>
        <text:list-item>
          <text:p text:style-name="P3">Contexte de l’activité (quelques lignes précisant dans quel contexte professionnel l’expérience a été construite)</text:p>
        </text:list-item>
        <text:list-item>
          <text:p text:style-name="P3">Description de l’activité (qu’avez-vous fait ou réalisé ? Avec quels moyens ? Avec quelles contraintes ? Quel niveau de responsabilité ? etc.)</text:p>
        </text:list-item>
        <text:list-item>
          <text:p text:style-name="P3">Caractérisation des compétences mobilisées durant cette activité en insistant sur les compétences techniques et si vous le pouvez, sur des compétences managériales, relationnelles et/ou de négociation. Mettez en relation les compétences caractérisées avec au moins un des 5 thèmes de la L3.</text:p>
        </text:list-item>
      </text:list>
      <text:p text:style-name="P1">Parmi les expériences présentées, vous en détaillerez une plus particulièrement. Pour cela, vous joindrez un compte-rendu de travaux et chercherez à préciser pourquoi cette expérience a été significative pour vous : importance du chantier ou du projet…, importance de votre engagement dans le travail… , ce travail a permis de découvrir des technologies et de se les approprier…, ce travail a pu être l’occasion d’acquérir de nouvelles compétences, de faire évoluer des compétences…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dc:date>2023-03-25T10:05:44.235000000</dc:date>
    <meta:editing-duration>PT1H19M38S</meta:editing-duration>
    <meta:editing-cycles>2</meta:editing-cycles>
    <meta:document-statistic meta:table-count="0" meta:image-count="0" meta:object-count="0" meta:page-count="1" meta:paragraph-count="12" meta:word-count="224" meta:character-count="1500" meta:non-whitespace-character-count="1296"/>
  </office:meta>
</office:document-meta>
</file>